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4366" officeooo:paragraph-rsid="001c4366"/>
    </style:style>
    <style:style style:name="P2" style:family="paragraph" style:parent-style-name="Standard">
      <style:text-properties officeooo:rsid="001c4366" officeooo:paragraph-rsid="001ce0a1"/>
    </style:style>
    <style:style style:name="P3" style:family="paragraph" style:parent-style-name="Standard">
      <style:text-properties officeooo:rsid="001c4366" officeooo:paragraph-rsid="0020320b"/>
    </style:style>
    <style:style style:name="P4" style:family="paragraph" style:parent-style-name="Standard">
      <style:text-properties officeooo:rsid="001c4366" officeooo:paragraph-rsid="00218e83"/>
    </style:style>
    <style:style style:name="P5" style:family="paragraph" style:parent-style-name="Standard">
      <style:text-properties officeooo:rsid="001c4366" officeooo:paragraph-rsid="00224572"/>
    </style:style>
    <style:style style:name="P6" style:family="paragraph" style:parent-style-name="Standard">
      <style:text-properties officeooo:rsid="001dd772" officeooo:paragraph-rsid="001dd772"/>
    </style:style>
    <style:style style:name="P7" style:family="paragraph" style:parent-style-name="Standard">
      <style:text-properties fo:font-size="18pt" style:text-underline-style="solid" style:text-underline-width="auto" style:text-underline-color="font-color" officeooo:rsid="001c4366" officeooo:paragraph-rsid="001c4366" style:font-size-asian="18pt" style:font-size-complex="18pt"/>
    </style:style>
    <style:style style:name="P8" style:family="paragraph" style:parent-style-name="Standard">
      <style:text-properties fo:font-size="14pt" fo:font-weight="bold" officeooo:rsid="001c4366" officeooo:paragraph-rsid="001c4366" style:font-size-asian="14pt" style:font-weight-asian="bold" style:font-size-complex="14pt" style:font-weight-complex="bold"/>
    </style:style>
    <style:style style:name="P9" style:family="paragraph" style:parent-style-name="Standard">
      <style:text-properties fo:font-size="14pt" officeooo:rsid="001c4366" officeooo:paragraph-rsid="001c4366" style:font-size-asian="14pt" style:font-size-complex="14pt"/>
    </style:style>
    <style:style style:name="P10" style:family="paragraph" style:parent-style-name="Standard">
      <style:text-properties officeooo:rsid="001c4366" officeooo:paragraph-rsid="0028c2e1"/>
    </style:style>
    <style:style style:name="T1" style:family="text">
      <style:text-properties officeooo:rsid="001ce0a1"/>
    </style:style>
    <style:style style:name="T2" style:family="text">
      <style:text-properties officeooo:rsid="001fb1b8"/>
    </style:style>
    <style:style style:name="T3" style:family="text">
      <style:text-properties officeooo:rsid="0020320b"/>
    </style:style>
    <style:style style:name="T4" style:family="text">
      <style:text-properties officeooo:rsid="00218e83"/>
    </style:style>
    <style:style style:name="T5" style:family="text">
      <style:text-properties officeooo:rsid="00224572"/>
    </style:style>
    <style:style style:name="T6" style:family="text">
      <style:text-properties fo:font-style="italic" style:font-style-asian="italic" style:font-style-complex="italic"/>
    </style:style>
    <style:style style:name="T7" style:family="text">
      <style:text-properties fo:font-style="italic" officeooo:rsid="001ce0a1" style:font-style-asian="italic" style:font-style-complex="italic"/>
    </style:style>
    <style:style style:name="T8" style:family="text">
      <style:text-properties fo:font-style="italic" officeooo:rsid="00218e83" style:font-style-asian="italic" style:font-style-complex="italic"/>
    </style:style>
    <style:style style:name="T9" style:family="text">
      <style:text-properties fo:font-style="italic" officeooo:rsid="001fb1b8" style:font-style-asian="italic" style:font-style-complex="italic"/>
    </style:style>
    <style:style style:name="T10" style:family="text">
      <style:text-properties fo:font-style="italic" officeooo:rsid="00224572" style:font-style-asian="italic" style:font-style-complex="italic"/>
    </style:style>
    <style:style style:name="T11" style:family="text">
      <style:text-properties fo:font-style="italic" officeooo:rsid="0020320b" style:font-style-asian="italic" style:font-style-complex="italic"/>
    </style:style>
    <style:style style:name="T12" style:family="text">
      <style:text-properties fo:font-style="italic" officeooo:rsid="0028c2e1" style:font-style-asian="italic" style:font-style-complex="italic"/>
    </style:style>
    <style:style style:name="T13" style:family="text">
      <style:text-properties officeooo:rsid="0027807f"/>
    </style:style>
    <style:style style:name="T14" style:family="text">
      <style:text-properties fo:font-size="14pt" style:font-size-asian="14pt" style:font-size-complex="14pt"/>
    </style:style>
    <style:style style:name="T15" style:family="text">
      <style:text-properties fo:color="#355269" loext:opacity="100%"/>
    </style:style>
    <style:style style:name="T16" style:family="text">
      <style:text-properties fo:color="#355269" loext:opacity="100%" fo:font-size="14pt" style:font-size-asian="14pt" style:font-size-complex="14pt"/>
    </style:style>
    <style:style style:name="T17" style:family="text">
      <style:text-properties fo:color="#355269" loext:opacity="100%" officeooo:rsid="001ce0a1"/>
    </style:style>
    <style:style style:name="T18" style:family="text">
      <style:text-properties fo:color="#355269" loext:opacity="100%" officeooo:rsid="0028c2e1"/>
    </style:style>
    <style:style style:name="T19" style:family="text">
      <style:text-properties fo:color="#355269" loext:opacity="100%" fo:font-style="normal" officeooo:rsid="0028c2e1" style:font-style-asian="normal" style:font-style-complex="normal"/>
    </style:style>
    <style:style style:name="T20" style:family="text">
      <style:text-properties fo:color="#55215b" loext:opacity="100%"/>
    </style:style>
    <style:style style:name="T21" style:family="text">
      <style:text-properties fo:color="#1e6a39" loext:opacity="100%"/>
    </style:style>
    <style:style style:name="T22" style:family="text">
      <style:text-properties fo:color="#c9211e" loext:opacity="100%" fo:font-size="14pt" style:font-size-asian="14pt" style:font-size-complex="14pt"/>
    </style:style>
    <style:style style:name="T23" style:family="text">
      <style:text-properties fo:color="#c9211e" loext:opacity="100%" officeooo:rsid="00224572"/>
    </style:style>
    <style:style style:name="T24" style:family="text">
      <style:text-properties officeooo:rsid="0028c2e1"/>
    </style:style>
    <style:style style:name="T25" style:family="text">
      <style:text-properties fo:font-style="normal" officeooo:rsid="00224572" style:font-style-asian="normal" style:font-style-complex="normal"/>
    </style:style>
    <style:style style:name="T26" style:family="text">
      <style:text-properties fo:font-style="normal" officeooo:rsid="0020320b" style:font-style-asian="normal" style:font-style-complex="normal"/>
    </style:style>
    <style:style style:name="T27" style:family="text">
      <style:text-properties fo:font-style="normal" officeooo:rsid="0028c2e1"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Étape 2:</text:p>
      <text:p text:style-name="P1"/>
      <text:p text:style-name="P1">Dans cette étape j’ai changer la méthode <text:span text:style-name="T6">forme_tombe</text:span> de la classe <text:span text:style-name="T15">ModeleTetris</text:span> car dans l’étape 1 cette méthode plaçait la forme sur le terrain <text:span text:style-name="T13">à</text:span> chaque appel se qui m’avait obligé à créé une fonction pour retirer la forme du terrain, dorénavant la forme n’est plus placé sur le terrain mais uniquement affiché avec la méthode <text:span text:style-name="T6">dessine_forme</text:span> de la classe <text:span text:style-name="T20">VueTetris</text:span>.</text:p>
      <text:p text:style-name="P1"/>
      <text:p text:style-name="P8">Le modèle:</text:p>
      <text:p text:style-name="P1"/>
      <text:p text:style-name="P1"><text:span text:style-name="T24">J</text:span>’y ai définie une constante <text:span text:style-name="T6">LES_FORMES</text:span> contenant les coordonnées relatives de 7 formes différentes.</text:p>
      <text:p text:style-name="P1"/>
      <text:p text:style-name="P1"><text:span text:style-name="T16">ModeleTetris</text:span>:</text:p>
      <text:p text:style-name="P1"/>
      <text:p text:style-name="P1"><text:span text:style-name="T6">forme_a_gauche</text:span>: <text:span text:style-name="T24">F</text:span>ait appel à la méthode <text:span text:style-name="T6">a_gauche</text:span> de la classe <text:span text:style-name="T21">Forme</text:span> sur l’instance<text:span text:style-name="T6"> self.__forme</text:span> pour décaler la forme à gauche.</text:p>
      <text:p text:style-name="P1"/>
      <text:p text:style-name="P2"><text:span text:style-name="T6">forme_a_droite</text:span>: <text:span text:style-name="T24">F</text:span>ait appel à la méthode <text:span text:style-name="T6">a_</text:span><text:span text:style-name="T7">droite</text:span> de la classe <text:span text:style-name="T21">Forme</text:span> sur l’instance <text:span text:style-name="T6">self.__forme</text:span> pour décaler la forme à <text:span text:style-name="T1">droite.</text:span></text:p>
      <text:p text:style-name="P1"/>
      <text:p text:style-name="P2"><text:span text:style-name="T6">forme_tourne</text:span>: <text:span text:style-name="T24">F</text:span>ait appel à la méthode <text:span text:style-name="T7">tourne</text:span> de la classe <text:span text:style-name="T21">Forme</text:span> sur l’instance <text:span text:style-name="T6">self.__forme</text:span> pour <text:span text:style-name="T1">faire tourner</text:span> la forme.</text:p>
      <text:p text:style-name="P2"/>
      <text:p text:style-name="P9"><text:span text:style-name="T21">Forme</text:span>:</text:p>
      <text:p text:style-name="P1"/>
      <text:p text:style-name="P4"><text:span text:style-name="T6">__init__</text:span>: <text:span text:style-name="T24">L</text:span><text:span text:style-name="T4">a variable </text:span><text:span text:style-name="T8">__couleur</text:span><text:span text:style-name="T4"> n’est plus initialiser à </text:span><text:span text:style-name="T8">0 </text:span><text:span text:style-name="T4">mais à un numéro donné au hasard entre </text:span><text:span text:style-name="T8">0</text:span><text:span text:style-name="T4"> et </text:span><text:span text:style-name="T8">6</text:span><text:span text:style-name="T4"> avec la fonction </text:span><text:span text:style-name="T8">randint</text:span><text:span text:style-name="T4"> de </text:span><text:span text:style-name="T8">random</text:span><text:span text:style-name="T4">. Et la variable </text:span><text:span text:style-name="T8">__forme</text:span><text:span text:style-name="T4"> n’est plus initialiser à </text:span><text:span text:style-name="T8">[(1,-1),(0,-1),(0,0),(0,1)]</text:span><text:span text:style-name="T4"> mais à la suite de coordonnés contenue dans la constante </text:span><text:span text:style-name="T8">LES_FORMES</text:span><text:span text:style-name="T4"> à la position </text:span><text:span text:style-name="T8">self.__couleur</text:span><text:span text:style-name="T4">.</text:span></text:p>
      <text:p text:style-name="P1"/>
      <text:p text:style-name="P2"><text:span text:style-name="T6">position_valide</text:span>: <text:span text:style-name="T24">L</text:span><text:span text:style-name="T1">a méthode vérifie si les coordonnés de </text:span><text:span text:style-name="T7">self</text:span><text:span text:style-name="T1"> sont valides, pour cela elle regarde pour chaque coordonné de la forme, obtenue en utilisant le méthode </text:span><text:span text:style-name="T7">get_coords</text:span><text:span text:style-name="T1"> sur </text:span><text:span text:style-name="T7">self</text:span><text:span text:style-name="T1">, si elle est inclue dans la hauteur du terrain, si elle est inclue dans la largueur du terrain et si la case n’est pas déjà occupé avec la méthode </text:span><text:span text:style-name="T7">est_occupe</text:span><text:span text:style-name="T1"> de la classe </text:span><text:span text:style-name="T17">ModeleTetris</text:span><text:span text:style-name="T1">.</text:span></text:p>
      <text:p text:style-name="P1"/>
      <text:p text:style-name="P2"><text:span text:style-name="T6">a_gauche</text:span>: <text:span text:style-name="T24">C</text:span><text:span text:style-name="T1">ette méthode enlève </text:span><text:span text:style-name="T7">1</text:span><text:span text:style-name="T1"> à l’attribut</text:span><text:span text:style-name="T7"> <text:s/>__x0</text:span><text:span text:style-name="T1"> de </text:span><text:span text:style-name="T7">self</text:span><text:span text:style-name="T1">, puis vérifie si la nouvelle position est valide en appelant la méthode </text:span><text:span text:style-name="T7">position_valide</text:span><text:span text:style-name="T1"> sur </text:span><text:span text:style-name="T7">self</text:span><text:span text:style-name="T1"> si elle l’est alors la méthode s’arrête, si elle ne l’est pas alors la méthode incrémente l’</text:span><text:span text:style-name="T7">attribut <text:s/>__x0</text:span><text:span text:style-name="T1"> de self de </text:span><text:span text:style-name="T7">1</text:span><text:span text:style-name="T1">.</text:span></text:p>
      <text:p text:style-name="P1"/>
      <text:p text:style-name="P2"><text:span text:style-name="T6">a_droite</text:span>: <text:span text:style-name="T24">C</text:span><text:span text:style-name="T1">ette méthode incrémente l’attribut <text:s/></text:span><text:span text:style-name="T7">__x0</text:span><text:span text:style-name="T1"> de </text:span><text:span text:style-name="T7">self</text:span><text:span text:style-name="T1"> de </text:span><text:span text:style-name="T7">1</text:span><text:span text:style-name="T1">, puis vérifie si la nouvelle position est valide en appelant la méthode </text:span><text:span text:style-name="T7">position_valide</text:span><text:span text:style-name="T1"> sur </text:span><text:span text:style-name="T7">self</text:span><text:span text:style-name="T1"> si elle l’est alors la méthode s’arrête, si elle ne l’est pas alors la méthode enlève </text:span><text:span text:style-name="T7">1</text:span><text:span text:style-name="T1"> à l’attribut </text:span><text:span text:style-name="T7"><text:s/>__x0</text:span><text:span text:style-name="T1"> de </text:span><text:span text:style-name="T7">self</text:span><text:span text:style-name="T1">.</text:span></text:p>
      <text:p text:style-name="P1"/>
      <text:p text:style-name="P1"><text:span text:style-name="T7">t</text:span><text:span text:style-name="T6">ourne</text:span>: <text:span text:style-name="T1">Dans un premier temps la méthode sauvegarde une copie de la variable </text:span><text:span text:style-name="T7">__forme</text:span><text:span text:style-name="T1"> de la forme dans une variable appelé </text:span><text:span text:style-name="T7">forme_prec</text:span><text:span text:style-name="T1">, puis réinitialise </text:span><text:span text:style-name="T7">__forme</text:span><text:span text:style-name="T1"> à une liste vide, ensuite pour chaque coordonné de </text:span><text:span text:style-name="T7">forme_prec</text:span><text:span text:style-name="T1"> de la forme </text:span><text:span text:style-name="T7">(x,y)</text:span><text:span text:style-name="T1"> elle rajoute à la variable </text:span><text:span text:style-name="T7">__forme</text:span><text:span text:style-name="T1"> le tuple </text:span><text:span text:style-name="T7">(-y,x)</text:span><text:span text:style-name="T1">.</text:span></text:p>
      <text:p text:style-name="P6">Enfin la méthode <text:span text:style-name="T1">vérifie si la nouvelle position est valide en appelant la méthode </text:span><text:span text:style-name="T7">position_valide</text:span><text:span text:style-name="T1"> sur </text:span><text:span text:style-name="T7">self</text:span><text:span text:style-name="T1"> si elle l’est alors la méthode s’arrête, si elle ne l’est pas alors la méthode </text:span>donne à la variable <text:span text:style-name="T6">__forme</text:span> <text:span text:style-name="T2">la valeur de la variable</text:span><text:span text:style-name="T9"> forme_prec.</text:span></text:p>
      <text:p text:style-name="P1"/>
      <text:p text:style-name="P8"><text:span text:style-name="T24">L</text:span>e controleur:</text:p>
      <text:p text:style-name="P1"><text:soft-page-break/></text:p>
      <text:p text:style-name="P1"><text:span text:style-name="T22">Controleur</text:span>:</text:p>
      <text:p text:style-name="P1"/>
      <text:p text:style-name="P5"><text:span text:style-name="T6">__init__</text:span>: <text:span text:style-name="T5">Le constructeur de </text:span><text:span text:style-name="T23">Controleur</text:span><text:span text:style-name="T5"> agis sur </text:span><text:span text:style-name="T10">self.__fen</text:span><text:span text:style-name="T5"> avec la méthode </text:span><text:span text:style-name="T10">bind</text:span><text:span text:style-name="T5"> de la classe </text:span><text:span text:style-name="T10">Tk</text:span><text:span text:style-name="T5"> 4 fois avec les valeurs </text:span><text:span text:style-name="T10">"&lt;Key-Left&gt;",self.forme_a_gauche; "&lt;Key-Right&gt;",self.forme_a_droite; "&lt;Key-Down&gt;",self.forme_tombe; "&lt;Key-Up&gt;",self.forme_tourne</text:span><text:span text:style-name="T5">, pour respectivement déplacer la forme à gauche si l’utilisateur appuis sur la flèche gauche, déplacer la forme à droite si l’utilisateur appuis sur la flèche droite, faire tomber la forme plus vite si l’utilisateur appuis sur la flèche du bas, faire tourner la forme si l’utilisateur appuis sur la flèche du haut. </text:span></text:p>
      <text:p text:style-name="P1"/>
      <text:p text:style-name="P5"><text:span text:style-name="T10">a</text:span><text:span text:style-name="T6">ffichage</text:span>: <text:span text:style-name="T24">D</text:span><text:span text:style-name="T5">orénavant cette méthode, en plus de se qu’elle fessait déjà, initialise une variable </text:span><text:span text:style-name="T10">pose</text:span><text:span text:style-name="T5"> à self.tetris.forme_tombe afin de si cette variable est </text:span><text:span text:style-name="T10">False</text:span><text:span text:style-name="T5"> assigner la </text:span><text:span text:style-name="T25">variable</text:span><text:span text:style-name="T10"> __delai</text:span><text:span text:style-name="T5"> de </text:span><text:span text:style-name="T10">self</text:span><text:span text:style-name="T5"> à </text:span><text:span text:style-name="T10">320</text:span><text:span text:style-name="T5">.</text:span></text:p>
      <text:p text:style-name="P1"/>
      <text:p text:style-name="P3"><text:span text:style-name="T6">forme_a_gauche</text:span>: <text:span text:style-name="T3">Elle appelle la méthode </text:span><text:span text:style-name="T11">forme_a_gauche</text:span><text:span text:style-name="T3"> </text:span><text:span text:style-name="T24">de la classe </text:span><text:span text:style-name="T18">ModeleTetris</text:span><text:span text:style-name="T24"> </text:span><text:span text:style-name="T3">sur la variable</text:span><text:span text:style-name="T11"> __tetris</text:span><text:span text:style-name="T3"> de </text:span><text:span text:style-name="T11">self</text:span><text:span text:style-name="T3"> afin de décaler si possible la forme à gauche.</text:span></text:p>
      <text:p text:style-name="P1"/>
      <text:p text:style-name="P10"><text:span text:style-name="T6">forme_a_droite</text:span>: <text:span text:style-name="T3">Elle appelle la méthode </text:span><text:span text:style-name="T11">forme_a_droite</text:span><text:span text:style-name="T26"> </text:span><text:span text:style-name="T27">de la classe </text:span><text:span text:style-name="T19">ModeleTetris</text:span><text:span text:style-name="T26"> </text:span><text:span text:style-name="T3">sur la variable </text:span><text:span text:style-name="T11">__tetris</text:span><text:span text:style-name="T3"> de </text:span><text:span text:style-name="T11">self</text:span><text:span text:style-name="T3"> afin de décaler si possible la forme à droite.</text:span></text:p>
      <text:p text:style-name="P1"/>
      <text:p text:style-name="P3"><text:span text:style-name="T6">forme_tombe</text:span>: <text:span text:style-name="T3">Cette méthode assigne la variable</text:span><text:span text:style-name="T11"> __delai</text:span><text:span text:style-name="T3"> de self à </text:span><text:span text:style-name="T11">180</text:span><text:span text:style-name="T3"> pour faire tomber la forme plus vite.</text:span></text:p>
      <text:p text:style-name="P1"/>
      <text:p text:style-name="P10"><text:span text:style-name="T6">forme_tourne</text:span>: <text:span text:style-name="T3">Elle appelle la méthode</text:span><text:span text:style-name="T11"> forme_tourne</text:span><text:span text:style-name="T3"> </text:span><text:span text:style-name="T24">de la classe </text:span><text:span text:style-name="T18">ModeleTetris</text:span><text:span text:style-name="T3"> sur la variable</text:span><text:span text:style-name="T11"> __tetris</text:span><text:span text:style-name="T3"> de</text:span><text:span text:style-name="T11"> self</text:span><text:span text:style-name="T3"> afin de si possible faire tourner la form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4T09:43:00.249698399</meta:creation-date>
    <dc:date>2023-03-24T18:25:45.942000000</dc:date>
    <meta:editing-duration>PT31M8S</meta:editing-duration>
    <meta:editing-cycles>6</meta:editing-cycles>
    <meta:generator>LibreOffice/7.4.0.3$Windows_X86_64 LibreOffice_project/f85e47c08ddd19c015c0114a68350214f7066f5a</meta:generator>
    <meta:document-statistic meta:table-count="0" meta:image-count="0" meta:object-count="0" meta:page-count="2" meta:paragraph-count="23" meta:word-count="642" meta:character-count="4031" meta:non-whitespace-character-count="3407"/>
  </office:meta>
</office:document-meta>
</file>